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等寬正�" svg:font-family="文泉驛等寬正�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文泉驛等寬正�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等寬正�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ext" style:family="paragraph" style:parent-style-name="Caption" style:class="extra">
      <style:text-properties fo:font-weight="bold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C</meta:initial-creator>
    <meta:creation-date>2012-09-24T20:53:58</meta:creation-date>
    <dc:date>2013-04-15T18:53:18</dc:date>
    <dc:creator>Ian C</dc:creator>
    <meta:editing-duration>PT22M46S</meta:editing-duration>
    <meta:editing-cycles>8</meta:editing-cycles>
    <meta:generator>OpenOffice.org/3.4$Unix OpenOffice.org_project/340m1$Build-9590</meta:generator>
    <meta:document-statistic meta:table-count="0" meta:image-count="0" meta:object-count="0" meta:page-count="1" meta:paragraph-count="1" meta:word-count="2" meta:character-count="11"/>
  </office:meta>
</office:document-meta>
</file>